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Times New Roman" officeooo:rsid="000d83f8" officeooo:paragraph-rsid="000d83f8"/>
    </style:style>
    <style:style style:name="P2" style:family="paragraph" style:parent-style-name="Standard">
      <style:text-properties style:font-name="Times New Roman" fo:font-weight="bold" officeooo:rsid="001a4876" officeooo:paragraph-rsid="001a4876" style:font-weight-asian="bold" style:font-weight-complex="bold"/>
    </style:style>
    <style:style style:name="P3" style:family="paragraph" style:parent-style-name="Standard">
      <style:text-properties style:font-name="Times New Roman" fo:font-weight="bold" officeooo:rsid="00315802" officeooo:paragraph-rsid="00315802" style:font-weight-asian="bold" style:font-weight-complex="bold"/>
    </style:style>
    <style:style style:name="P4" style:family="paragraph" style:parent-style-name="Standard">
      <style:text-properties style:font-name="Times New Roman" fo:font-weight="bold" officeooo:rsid="004b9d57" officeooo:paragraph-rsid="004b9d57" style:font-weight-asian="bold" style:font-weight-complex="bold"/>
    </style:style>
    <style:style style:name="P5" style:family="paragraph" style:parent-style-name="Standard">
      <style:paragraph-properties fo:text-align="center" style:justify-single-word="false"/>
      <style:text-properties style:font-name="Times New Roman" fo:font-weight="bold" officeooo:rsid="00bcc43d" officeooo:paragraph-rsid="00c45ea4" style:font-weight-asian="bold" style:font-weight-complex="bold"/>
    </style:style>
    <style:style style:name="P6" style:family="paragraph" style:parent-style-name="Standard">
      <style:paragraph-properties fo:text-align="center" style:justify-single-word="false"/>
      <style:text-properties style:font-name="Times New Roman" fo:font-weight="bold" officeooo:rsid="0075f7d5" officeooo:paragraph-rsid="00c45ea4" style:font-weight-asian="bold" style:font-weight-complex="bold"/>
    </style:style>
    <style:style style:name="P7" style:family="paragraph" style:parent-style-name="Standard">
      <style:text-properties style:font-name="Times New Roman" officeooo:rsid="002474eb" officeooo:paragraph-rsid="010d9489"/>
    </style:style>
    <style:style style:name="P8" style:family="paragraph" style:parent-style-name="Standard">
      <style:text-properties style:font-name="Times New Roman" officeooo:rsid="001a4876" officeooo:paragraph-rsid="0115d3ad"/>
    </style:style>
    <style:style style:name="P9" style:family="paragraph" style:parent-style-name="Standard">
      <style:text-properties style:font-name="Times New Roman" officeooo:rsid="001a4876" officeooo:paragraph-rsid="00209eb3"/>
    </style:style>
    <style:style style:name="P10" style:family="paragraph" style:parent-style-name="Standard">
      <style:paragraph-properties fo:text-align="start" style:justify-single-word="false"/>
      <style:text-properties style:font-name="Times New Roman" officeooo:rsid="001a4876" officeooo:paragraph-rsid="01201551"/>
    </style:style>
    <style:style style:name="P11" style:family="paragraph" style:parent-style-name="Standard">
      <style:text-properties style:font-name="Times New Roman" officeooo:paragraph-rsid="0028d14a"/>
    </style:style>
    <style:style style:name="P12" style:family="paragraph" style:parent-style-name="Standard">
      <style:text-properties style:font-name="Times New Roman" officeooo:rsid="00235693" officeooo:paragraph-rsid="002248af"/>
    </style:style>
    <style:style style:name="P13" style:family="paragraph" style:parent-style-name="Standard">
      <style:text-properties style:font-name="Times New Roman" officeooo:rsid="000a5a3a" officeooo:paragraph-rsid="002b7c21"/>
    </style:style>
    <style:style style:name="P14" style:family="paragraph" style:parent-style-name="Standard">
      <style:text-properties style:font-name="Times New Roman" officeooo:rsid="002c8a00" officeooo:paragraph-rsid="00a95b30"/>
    </style:style>
    <style:style style:name="P15" style:family="paragraph" style:parent-style-name="Standard">
      <style:text-properties style:font-name="Times New Roman" officeooo:rsid="008fd50e" officeooo:paragraph-rsid="008fd50e"/>
    </style:style>
    <style:style style:name="P16" style:family="paragraph" style:parent-style-name="Standard">
      <style:text-properties style:font-name="Times New Roman" fo:font-weight="normal" officeooo:rsid="00315802" officeooo:paragraph-rsid="00315802" style:font-weight-asian="normal" style:font-weight-complex="normal"/>
    </style:style>
    <style:style style:name="P17" style:family="paragraph" style:parent-style-name="Standard">
      <style:text-properties style:font-name="Times New Roman" fo:font-weight="normal" officeooo:rsid="009b3e1f" officeooo:paragraph-rsid="00a4869e" style:font-weight-asian="normal" style:font-weight-complex="normal"/>
    </style:style>
    <style:style style:name="P18" style:family="paragraph" style:parent-style-name="Standard">
      <style:text-properties style:font-name="Times New Roman" fo:font-weight="normal" officeooo:rsid="009b3e1f" officeooo:paragraph-rsid="009b3e1f" style:font-weight-asian="normal" style:font-weight-complex="normal"/>
    </style:style>
    <style:style style:name="P19" style:family="paragraph" style:parent-style-name="Standard">
      <style:text-properties style:font-name="Times New Roman" fo:font-weight="normal" officeooo:rsid="00aba434" officeooo:paragraph-rsid="00aba434"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text-properties style:font-name="Times New Roman" fo:font-weight="normal" officeooo:rsid="003f4649" officeooo:paragraph-rsid="003f4649" style:font-weight-asian="normal" style:font-weight-complex="normal"/>
    </style:style>
    <style:style style:name="P22" style:family="paragraph" style:parent-style-name="Standard">
      <style:text-properties style:font-name="Times New Roman" fo:font-weight="normal" officeooo:rsid="003f4649" officeooo:paragraph-rsid="00ae097a" style:font-weight-asian="normal" style:font-weight-complex="normal"/>
    </style:style>
    <style:style style:name="P23" style:family="paragraph" style:parent-style-name="Standard">
      <style:text-properties style:font-name="Times New Roman" fo:font-weight="normal" officeooo:rsid="003f4649" officeooo:paragraph-rsid="0049e1b4" style:font-weight-asian="normal" style:font-weight-complex="normal"/>
    </style:style>
    <style:style style:name="P24" style:family="paragraph" style:parent-style-name="Standard">
      <style:text-properties style:font-name="Times New Roman" fo:font-weight="normal" officeooo:rsid="00597312" officeooo:paragraph-rsid="00fcad3e" style:font-weight-asian="normal" style:font-weight-complex="normal"/>
    </style:style>
    <style:style style:name="P25" style:family="paragraph" style:parent-style-name="Standard">
      <style:text-properties style:font-name="Times New Roman" fo:font-weight="normal" officeooo:rsid="00597312" officeooo:paragraph-rsid="005a4d80" style:font-weight-asian="normal" style:font-weight-complex="normal"/>
    </style:style>
    <style:style style:name="P26" style:family="paragraph" style:parent-style-name="Standard">
      <style:text-properties style:font-name="Times New Roman" fo:font-weight="normal" officeooo:rsid="004b9d57" officeooo:paragraph-rsid="00542583" style:font-weight-asian="normal" style:font-weight-complex="normal"/>
    </style:style>
    <style:style style:name="P27" style:family="paragraph" style:parent-style-name="Standard">
      <style:text-properties style:font-name="Times New Roman" fo:font-weight="normal" officeooo:rsid="004b9d57" officeooo:paragraph-rsid="00bb9002" style:font-weight-asian="normal" style:font-weight-complex="normal"/>
    </style:style>
    <style:style style:name="P28" style:family="paragraph" style:parent-style-name="Standard">
      <style:text-properties style:font-name="Times New Roman" fo:font-weight="normal" officeooo:rsid="00bcc43d" officeooo:paragraph-rsid="00c45ea4" style:font-weight-asian="normal" style:font-weight-complex="normal"/>
    </style:style>
    <style:style style:name="P29"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0"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1" style:family="paragraph" style:parent-style-name="Standard">
      <style:paragraph-properties fo:text-align="start" style:justify-single-word="false"/>
      <style:text-properties style:font-name="Times New Roman" officeooo:paragraph-rsid="01096ad9"/>
    </style:style>
    <style:style style:name="P32" style:family="paragraph" style:parent-style-name="Standard">
      <style:text-properties style:font-name="Times New Roman" officeooo:rsid="002474eb" officeooo:paragraph-rsid="01260b37" fo:background-color="#ffff00"/>
    </style:style>
    <style:style style:name="P33" style:family="paragraph" style:parent-style-name="Standard">
      <style:paragraph-properties fo:break-before="page"/>
      <style:text-properties style:font-name="Times New Roman" officeooo:rsid="002474eb" officeooo:paragraph-rsid="01201551" fo:background-color="#ffff00"/>
    </style:style>
    <style:style style:name="P34" style:family="paragraph" style:parent-style-name="Standard">
      <style:text-properties style:font-name="Times New Roman" fo:font-weight="normal" officeooo:rsid="00c9ddef" officeooo:paragraph-rsid="010d9489" style:font-weight-asian="normal" style:font-weight-complex="normal"/>
    </style:style>
    <style:style style:name="P35"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6"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P37" style:family="paragraph" style:parent-style-name="Standard">
      <style:text-properties officeooo:paragraph-rsid="012ab550"/>
    </style:style>
    <style:style style:name="P38" style:family="paragraph" style:parent-style-name="Header">
      <style:text-properties style:font-name="Times New Roman" officeooo:rsid="01292296" officeooo:paragraph-rsid="0018ca3d"/>
    </style:style>
    <style:style style:name="T1" style:family="text">
      <style:text-properties officeooo:rsid="002444f5"/>
    </style:style>
    <style:style style:name="T2" style:family="text">
      <style:text-properties fo:font-weight="normal" style:font-weight-asian="normal" style:font-weight-complex="normal"/>
    </style:style>
    <style:style style:name="T3" style:family="text">
      <style:text-properties fo:font-weight="normal" officeooo:rsid="001f9061" style:font-weight-asian="normal" style:font-weight-complex="normal"/>
    </style:style>
    <style:style style:name="T4" style:family="text">
      <style:text-properties fo:font-weight="normal" officeooo:rsid="00209eb3" style:font-weight-asian="normal" style:font-weight-complex="normal"/>
    </style:style>
    <style:style style:name="T5" style:family="text">
      <style:text-properties fo:font-weight="normal" officeooo:rsid="00265ae8" style:font-weight-asian="normal" style:font-weight-complex="normal"/>
    </style:style>
    <style:style style:name="T6" style:family="text">
      <style:text-properties fo:font-weight="normal" officeooo:rsid="0028127e" style:font-weight-asian="normal" style:font-weight-complex="normal"/>
    </style:style>
    <style:style style:name="T7" style:family="text">
      <style:text-properties fo:font-weight="normal" officeooo:rsid="00668b87" style:font-weight-asian="normal" style:font-weight-complex="normal"/>
    </style:style>
    <style:style style:name="T8" style:family="text">
      <style:text-properties fo:font-weight="normal" officeooo:rsid="006a2333" style:font-weight-asian="normal" style:font-weight-complex="normal"/>
    </style:style>
    <style:style style:name="T9" style:family="text">
      <style:text-properties fo:font-weight="normal" officeooo:rsid="008561d4" style:font-weight-asian="normal" style:font-weight-complex="normal"/>
    </style:style>
    <style:style style:name="T10" style:family="text">
      <style:text-properties fo:font-weight="normal" officeooo:rsid="00874c01" style:font-weight-asian="normal" style:font-weight-complex="normal"/>
    </style:style>
    <style:style style:name="T11" style:family="text">
      <style:text-properties fo:font-weight="normal" officeooo:rsid="0087ddeb" style:font-weight-asian="normal" style:font-weight-complex="normal"/>
    </style:style>
    <style:style style:name="T12" style:family="text">
      <style:text-properties fo:font-weight="normal" officeooo:rsid="0087ff11" style:font-weight-asian="normal" style:font-weight-complex="normal"/>
    </style:style>
    <style:style style:name="T13" style:family="text">
      <style:text-properties fo:font-weight="normal" officeooo:rsid="00890be3" style:font-weight-asian="normal" style:font-weight-complex="normal"/>
    </style:style>
    <style:style style:name="T14" style:family="text">
      <style:text-properties fo:font-weight="normal" officeooo:rsid="008a80ee" style:font-weight-asian="normal" style:font-weight-complex="normal"/>
    </style:style>
    <style:style style:name="T15" style:family="text">
      <style:text-properties fo:font-weight="normal" officeooo:rsid="00c89856" style:font-weight-asian="normal" style:font-weight-complex="normal"/>
    </style:style>
    <style:style style:name="T16" style:family="text">
      <style:text-properties fo:font-weight="normal" officeooo:rsid="00c9ddef" style:font-weight-asian="normal" style:font-weight-complex="normal"/>
    </style:style>
    <style:style style:name="T17" style:family="text">
      <style:text-properties fo:font-weight="normal" officeooo:rsid="00cc86a9" style:font-weight-asian="normal" style:font-weight-complex="normal"/>
    </style:style>
    <style:style style:name="T18" style:family="text">
      <style:text-properties fo:font-weight="normal" officeooo:rsid="00e40ff9" style:font-weight-asian="normal" style:font-weight-complex="normal"/>
    </style:style>
    <style:style style:name="T19" style:family="text">
      <style:text-properties fo:font-weight="normal" officeooo:rsid="0100be59" style:font-weight-asian="normal" style:font-weight-complex="normal"/>
    </style:style>
    <style:style style:name="T20" style:family="text">
      <style:text-properties fo:font-weight="normal" officeooo:rsid="01042dc6" style:font-weight-asian="normal" style:font-weight-complex="normal"/>
    </style:style>
    <style:style style:name="T21" style:family="text">
      <style:text-properties fo:font-weight="normal" officeooo:rsid="01056556" style:font-weight-asian="normal" style:font-weight-complex="normal"/>
    </style:style>
    <style:style style:name="T22" style:family="text">
      <style:text-properties fo:font-weight="normal" officeooo:rsid="010bb0c2" style:font-weight-asian="normal" style:font-weight-complex="normal"/>
    </style:style>
    <style:style style:name="T23" style:family="text">
      <style:text-properties fo:font-weight="normal" officeooo:rsid="010c60c9" style:font-weight-asian="normal" style:font-weight-complex="normal"/>
    </style:style>
    <style:style style:name="T24" style:family="text">
      <style:text-properties fo:font-weight="normal" officeooo:rsid="010d0d81" style:font-weight-asian="normal" style:font-weight-complex="normal"/>
    </style:style>
    <style:style style:name="T25" style:family="text">
      <style:text-properties fo:font-weight="normal" officeooo:rsid="010d9489" style:font-weight-asian="normal" style:font-weight-complex="normal"/>
    </style:style>
    <style:style style:name="T26" style:family="text">
      <style:text-properties fo:font-weight="normal" officeooo:rsid="010e6602" style:font-weight-asian="normal" style:font-weight-complex="normal"/>
    </style:style>
    <style:style style:name="T27" style:family="text">
      <style:text-properties fo:font-weight="normal" officeooo:rsid="01101ae0" style:font-weight-asian="normal" style:font-weight-complex="normal"/>
    </style:style>
    <style:style style:name="T28" style:family="text">
      <style:text-properties fo:font-weight="normal" officeooo:rsid="01120626" style:font-weight-asian="normal" style:font-weight-complex="normal"/>
    </style:style>
    <style:style style:name="T29" style:family="text">
      <style:text-properties fo:font-weight="normal" officeooo:rsid="01134694" style:font-weight-asian="normal" style:font-weight-complex="normal"/>
    </style:style>
    <style:style style:name="T30" style:family="text">
      <style:text-properties fo:font-weight="normal" officeooo:rsid="001e3296" style:font-weight-asian="normal" style:font-weight-complex="normal"/>
    </style:style>
    <style:style style:name="T31" style:family="text">
      <style:text-properties fo:font-weight="normal" officeooo:rsid="01096ad9" style:font-weight-asian="normal" style:font-weight-complex="normal"/>
    </style:style>
    <style:style style:name="T32" style:family="text">
      <style:text-properties fo:font-weight="normal" officeooo:rsid="00c73589" style:font-weight-asian="normal" style:font-weight-complex="normal"/>
    </style:style>
    <style:style style:name="T33" style:family="text">
      <style:text-properties fo:font-weight="normal" officeooo:rsid="00209eb3" fo:background-color="transparent" loext:char-shading-value="0" style:font-weight-asian="normal" style:font-weight-complex="normal"/>
    </style:style>
    <style:style style:name="T34" style:family="text">
      <style:text-properties officeooo:rsid="00c45ea4" fo:background-color="#ffff00" loext:char-shading-value="0"/>
    </style:style>
    <style:style style:name="T35" style:family="text">
      <style:text-properties officeooo:rsid="0127ec8e" fo:background-color="#ffff00" loext:char-shading-value="0"/>
    </style:style>
    <style:style style:name="T36" style:family="text">
      <style:text-properties officeooo:rsid="001f9061"/>
    </style:style>
    <style:style style:name="T37" style:family="text">
      <style:text-properties officeooo:rsid="002248af"/>
    </style:style>
    <style:style style:name="T38" style:family="text">
      <style:text-properties officeooo:rsid="002b7c21"/>
    </style:style>
    <style:style style:name="T39" style:family="text">
      <style:text-properties officeooo:rsid="0021bb4a"/>
    </style:style>
    <style:style style:name="T40" style:family="text">
      <style:text-properties officeooo:rsid="003cb659"/>
    </style:style>
    <style:style style:name="T41" style:family="text">
      <style:text-properties officeooo:rsid="003e4084"/>
    </style:style>
    <style:style style:name="T42" style:family="text">
      <style:text-properties officeooo:rsid="0049e1b4"/>
    </style:style>
    <style:style style:name="T43" style:family="text">
      <style:text-properties officeooo:rsid="005dd5fa"/>
    </style:style>
    <style:style style:name="T44" style:family="text">
      <style:text-properties style:text-position="sub 58%" fo:font-weight="normal" officeooo:rsid="00668b87" style:font-weight-asian="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1096ad9" style:font-style-asian="italic" style:font-style-complex="italic"/>
    </style:style>
    <style:style style:name="T47" style:family="text">
      <style:text-properties fo:font-style="italic" officeooo:rsid="00c73589" style:font-style-asian="italic" style:font-style-complex="italic"/>
    </style:style>
    <style:style style:name="T48" style:family="text">
      <style:text-properties officeooo:rsid="007630d9"/>
    </style:style>
    <style:style style:name="T49" style:family="text">
      <style:text-properties officeooo:rsid="00811685"/>
    </style:style>
    <style:style style:name="T50" style:family="text">
      <style:text-properties officeooo:rsid="008c0f28"/>
    </style:style>
    <style:style style:name="T51" style:family="text">
      <style:text-properties officeooo:rsid="0091a1b4"/>
    </style:style>
    <style:style style:name="T52" style:family="text">
      <style:text-properties officeooo:rsid="0094fdce"/>
    </style:style>
    <style:style style:name="T53" style:family="text">
      <style:text-properties officeooo:rsid="0099ca51"/>
    </style:style>
    <style:style style:name="T54" style:family="text">
      <style:text-properties officeooo:rsid="009b3e1f"/>
    </style:style>
    <style:style style:name="T55" style:family="text">
      <style:text-properties officeooo:rsid="009caea5"/>
    </style:style>
    <style:style style:name="T56" style:family="text">
      <style:text-properties officeooo:rsid="00a20d67"/>
    </style:style>
    <style:style style:name="T57" style:family="text">
      <style:text-properties officeooo:rsid="00a2d340"/>
    </style:style>
    <style:style style:name="T58" style:family="text">
      <style:text-properties officeooo:rsid="00a5688d"/>
    </style:style>
    <style:style style:name="T59" style:family="text">
      <style:text-properties officeooo:rsid="00a6e8fb"/>
    </style:style>
    <style:style style:name="T60" style:family="text">
      <style:text-properties officeooo:rsid="00aa304d"/>
    </style:style>
    <style:style style:name="T61" style:family="text">
      <style:text-properties officeooo:rsid="00ad43e0"/>
    </style:style>
    <style:style style:name="T62" style:family="text">
      <style:text-properties officeooo:rsid="00bb4a9e"/>
    </style:style>
    <style:style style:name="T63" style:family="text">
      <style:text-properties officeooo:rsid="00c45ea4"/>
    </style:style>
    <style:style style:name="T64" style:family="text">
      <style:text-properties officeooo:rsid="00ce39c2"/>
    </style:style>
    <style:style style:name="T65" style:family="text">
      <style:text-properties officeooo:rsid="00d2f3f3"/>
    </style:style>
    <style:style style:name="T66" style:family="text">
      <style:text-properties officeooo:rsid="00d72632"/>
    </style:style>
    <style:style style:name="T67" style:family="text">
      <style:text-properties officeooo:rsid="00e5e87e"/>
    </style:style>
    <style:style style:name="T68" style:family="text">
      <style:text-properties style:text-position="0% 100%" officeooo:rsid="00e5e87e"/>
    </style:style>
    <style:style style:name="T69" style:family="text">
      <style:text-properties style:text-position="0% 100%" officeooo:rsid="00ec30d9"/>
    </style:style>
    <style:style style:name="T70" style:family="text">
      <style:text-properties style:text-position="0% 100%" officeooo:rsid="01096ad9"/>
    </style:style>
    <style:style style:name="T71" style:family="text">
      <style:text-properties officeooo:rsid="00eb9c1f"/>
    </style:style>
    <style:style style:name="T72" style:family="text">
      <style:text-properties officeooo:rsid="00f6a1ea"/>
    </style:style>
    <style:style style:name="T73" style:family="text">
      <style:text-properties officeooo:rsid="00f97fc4"/>
    </style:style>
    <style:style style:name="T74" style:family="text">
      <style:text-properties fo:font-style="normal" officeooo:rsid="01096ad9" style:font-style-asian="normal" style:font-style-complex="normal"/>
    </style:style>
    <style:style style:name="T75" style:family="text">
      <style:text-properties officeooo:rsid="0115cd08"/>
    </style:style>
    <style:style style:name="T76" style:family="text">
      <style:text-properties officeooo:rsid="011e7885"/>
    </style:style>
    <style:style style:name="T77" style:family="text">
      <style:text-properties officeooo:rsid="01096ad9"/>
    </style:style>
    <style:style style:name="T78" style:family="text">
      <style:text-properties officeooo:rsid="00c73589"/>
    </style:style>
    <style:style style:name="T79" style:family="text">
      <style:text-properties style:font-name="Times New Roman" officeooo:rsid="002a4404"/>
    </style:style>
    <style:style style:name="T80" style:family="text">
      <style:text-properties style:font-name="Times New Roman" officeooo:rsid="00eb9c1f"/>
    </style:style>
    <style:style style:name="T81" style:family="text">
      <style:text-properties style:font-name="Times New Roman" officeooo:rsid="008c0f28"/>
    </style:style>
    <style:style style:name="T82" style:family="text">
      <style:text-properties style:font-name="Times New Roman" officeooo:rsid="00811685"/>
    </style:style>
    <style:style style:name="T83" style:family="text">
      <style:text-properties style:font-name="Times New Roman" officeooo:rsid="002b7c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ground</text:p>
      <text:p text:style-name="P7"><text:span text:style-name="T2"><text:tab/>Neutrino oscillation</text:span><text:span text:style-name="T15">s</text:span><text:span text:style-name="T2"> </text:span><text:span text:style-name="T9">are </text:span><text:span text:style-name="T22">of high interest </text:span><text:span text:style-name="T26">to </text:span><text:span text:style-name="T9">the scientific community, </text:span><text:span text:style-name="T22">and </text:span><text:span text:style-name="T18">were </text:span><text:span text:style-name="T2">the subject of the 2015 Nobel Prize in Physics. Oscillation is the process by which neutrinos produced as one flavor can be detected as a different flavor after traveling </text:span><text:span text:style-name="T8">some distance</text:span><text:span text:style-name="T2">. </text:span><text:span text:style-name="T22">T</text:span><text:span text:style-name="T2">he upcoming Deep Underground Neutrino Experiment (DUNE) – </text:span><text:span text:style-name="T23">an international collaboration – seeks to probe new physics in neutrino oscillations,</text:span><text:span text:style-name="T2"> </text:span><text:span text:style-name="T24">such as </text:span><text:span text:style-name="T2">the </text:span><text:span text:style-name="T28">potent</text:span><text:span text:style-name="T29">ial</text:span><text:span text:style-name="T2"> presence of charge-parity (CP) symmetry violation in oscillations. CP </text:span><text:span text:style-name="T5">symmetry </text:span><text:span text:style-name="T27">would </text:span><text:span text:style-name="T20">require </text:span><text:span text:style-name="T5">that </text:span><text:span text:style-name="T27">neutrinos and antineutrinos</text:span><text:span text:style-name="T5"> behave identically, </text:span><text:span text:style-name="T27">so</text:span><text:span text:style-name="T5"> </text:span><text:span text:style-name="T21">breaking</text:span><text:span text:style-name="T5"> this </text:span><text:span text:style-name="T21">symmetry </text:span><text:span text:style-name="T5">would mean neutrinos and antineutrinos have a different oscillation probability. </text:span><text:span text:style-name="T25">If present, this difference could provide an explanation to the matter-antimatter asymmetry we observe in the universe. Thus</text:span><text:span text:style-name="T16">, </text:span><text:span text:style-name="T25">the presence of CP violation in neutrino oscillations is</text:span><text:span text:style-name="T16"> one of the most important open questions in High Energy Physics. </text:span></text:p>
      <text:p text:style-name="P34"/>
      <text:p text:style-name="P32"><text:span text:style-name="T6"><text:tab/>In the oscillation probability, CP violation is represented by the parameter </text:span><text:span text:style-name="T7">δ</text:span><text:span text:style-name="T44">CP</text:span><text:span text:style-name="T3">.</text:span><text:span text:style-name="T6"> </text:span><text:span text:style-name="T19">It</text:span><text:span text:style-name="T44"> </text:span><text:span text:style-name="T11">enters into</text:span><text:span text:style-name="T4"> the probability </text:span><text:span text:style-name="T11">at a point that is dependent</text:span><text:span text:style-name="T4"> </text:span><text:span text:style-name="T3">on the neutrino energy. </text:span><text:span text:style-name="T12">Therefore</text:span><text:span text:style-name="T11">, </text:span><text:span text:style-name="T12">any</text:span><text:span text:style-name="T3"> bias in </text:span><text:span text:style-name="T17">estimating the</text:span><text:span text:style-name="T3"> energy will result in a bias</text:span><text:span text:style-name="T13">ed</text:span><text:span text:style-name="T3"> </text:span><text:span text:style-name="T13">measurement </text:span><text:span text:style-name="T14">of</text:span><text:span text:style-name="T10"> </text:span><text:span text:style-name="T7">δ</text:span><text:span text:style-name="T44">CP</text:span><text:span text:style-name="T30">. </text:span><text:span text:style-name="T4">Due to this, </text:span><text:span text:style-name="T3">n</text:span><text:span text:style-name="T1">eutrino energy reconstruction is one of the largest sources of systematic uncertainty in DUNE. It has been shown that in an experiment similar to DUNE, an underestimation of neutrino energy by 20% can lead to a bias to the measurement of </text:span><text:span text:style-name="T7">δ</text:span><text:span text:style-name="T44">CP</text:span><text:span text:style-name="T1"> on the order of one standard deviation[</text:span><text:span text:style-name="T68">1]</text:span><text:span text:style-name="T1">.</text:span></text:p>
      <text:p text:style-name="P32"/>
      <text:p text:style-name="P8"><text:tab/><text:span text:style-name="T75">The effect of CP violation on the oscillation probability is coupled to the neutrino energy. Therefore, any bias in estimating the energy could result in a false signal – or lack thereof – for CP violation. </text:span><text:span text:style-name="T33">Due to this, </text:span><text:span text:style-name="T3">n</text:span><text:span text:style-name="T1">eutrino energy reconstruction is one of the largest sources of systematic uncertainty in DUNE. It has been shown that in an experiment similar to DUNE, an underestimation of neutrino energy by 20% can lead to a bias of the CP effect on the order of one standard deviation[</text:span><text:span text:style-name="T68">1]</text:span><text:span text:style-name="T1">.</text:span></text:p>
      <text:p text:style-name="P9"/>
      <text:p text:style-name="P11"><text:span text:style-name="T36"><text:tab/>Neutrino energy is estimated from the reconstructed energy of final state particles that are produced in neutrino-nucleus interactions. </text:span>The <text:span text:style-name="T37">neutrino energy</text:span> can be <text:span text:style-name="T67">incorrectly </text:span>estimated if particles interact inelastically or are unable to be reconstructed because of scattering in the detector medium. This is referred to as Secondary Interactions (SI) of <text:span text:style-name="T64">these </text:span>particles. <text:span text:style-name="T37">T</text:span>hese processes will be a significant problem <text:span text:style-name="T37">for </text:span>DUNE <text:span text:style-name="T37">and must be studied. </text:span></text:p>
      <text:p text:style-name="P12"/>
      <text:p text:style-name="P37"><text:span text:style-name="T79"><text:tab/>For DUNE – </text:span><text:span text:style-name="T80">which will use Liquid Argon technology to detect neutrinos –</text:span><text:span text:style-name="T79"> knowledge of pion-</text:span><text:span text:style-name="T81">a</text:span><text:span text:style-name="T79">rgon SI, </text:span><text:span text:style-name="T82">in particular, </text:span><text:span text:style-name="T79">will require a large improvement. </text:span><text:span text:style-name="T83">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13"/>
      <text:p text:style-name="P14"><text:tab/><text:span text:style-name="T39">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text:span><text:soft-page-break/><text:span text:style-name="T39">providing this implementation and then comparing Geant4’s pion scattering model to the recent LArIAT data. This project will be an extension of work done by the T2K collaboration to use recent pion-carbon scattering data</text:span><text:span text:style-name="T69">[</text:span><text:span text:style-name="T70">3</text:span><text:span text:style-name="T69">]</text:span><text:span text:style-name="T39"> to constrain models for a similar process. This work will then allow me to complete another comparison to ProtoDUNE data once my measurement has been made. </text:span></text:p>
      <text:p text:style-name="P15"/>
      <text:p text:style-name="P15"><text:tab/>At Fermi National Accelerator Laboratory (FNAL), I will work with Dr. Laura Fields to implement <text:span text:style-name="T53">and produce these </text:span>data-model comparisons in Geant4. Dr. Fields is the co-spokesperson for the MINERvA experiment, <text:span text:style-name="T65">which </text:span>performs neutrino-nucleus cross section measurements, <text:span text:style-name="T51">and </text:span>uses Geant4 to simulate final state particles in its detector. Additionally, she is a convener of the DUNE Beam Simulation and Systematics Working Group. This group uses Geant4 to <text:span text:style-name="T51">provide</text:span> predictions of the neutrino flux prod<text:span text:style-name="T51">uced at FNAL. Both of these projects require a quantification of Geant4’s model uncertainties, thus motivating Dr. Fields’ interest in this project. Her expertise in using and developing Geant4 makes her an excellent supervisor of this project.</text:span></text:p>
      <text:p text:style-name="P15"/>
      <text:p text:style-name="P3">Research Objectives and Goals </text:p>
      <text:p text:style-name="P16"><text:tab/><text:span text:style-name="T76">The overall plan of this project is contained within three major steps: 1) Implement model-data comparisons into Geant4 and distribute. 2) Use historical data to quantify the current uncertainties associated with pion-argon SI in Geant4. 3) Update these uncertainties with a fit to LAriAT data.</text:span></text:p>
      <text:p text:style-name="P16"/>
      <text:p text:style-name="P16"><text:tab/><text:span text:style-name="T54">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6"/>
      <text:p text:style-name="P17"><text:tab/><text:span text:style-name="T56">As t</text:span>his work was entirely contained within the T2K experiment, it must <text:span text:style-name="T57">be </text:span>updated and implemented into an official <text:span text:style-name="T55">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8"/>
      <text:list xml:id="list7288221486889123126" text:style-name="L1">
        <text:list-item>
          <text:p text:style-name="P35">Loading in external data sets </text:p>
        </text:list-item>
        <text:list-item>
          <text:p text:style-name="P35">Read<text:span text:style-name="T41">ing</text:span> in <text:span text:style-name="T40">previously computed nominal prediction</text:span></text:p>
        </text:list-item>
        <text:list-item>
          <text:p text:style-name="P36">Performing the fit and finding the best-fit prediction</text:p>
        </text:list-item>
        <text:list-item>
          <text:p text:style-name="P36">Producing error bands from the fit results</text:p>
          <text:p text:style-name="P36"/>
        </text:list-item>
      </text:list>
      <text:p text:style-name="P19"><text:span text:style-name="T73">After this, I will validate the software by reproducing the results to the original T2K work, and finalize it to </text:span>be included in a <text:span text:style-name="T72">later,</text:span> official Geant4 release. </text:p>
      <text:p text:style-name="P19"/>
      <text:p text:style-name="P20"><text:tab/>In order to understand the current status of <text:span text:style-name="T59">the nominal Geant4 and NUET</text:span> <text:span text:style-name="T60">pion scattering </text:span>model<text:span text:style-name="T59">s</text:span>, an important step will be to determine <text:span text:style-name="T60">their </text:span>current prediction<text:span text:style-name="T60">s</text:span> for the pion-<text:span text:style-name="T50">a</text:span>rgon interaction <text:soft-page-break/>cross section. This will be <text:span text:style-name="T52">shown in comparison</text:span> to the available LArIAT data, and will be used to highlight <text:span text:style-name="T66">any </text:span>discrepancies between <text:span text:style-name="T61">prediction and data. </text:span></text:p>
      <text:p text:style-name="P30"/>
      <text:p text:style-name="P21"><text:tab/><text:span text:style-name="T58">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21"/>
      <text:p text:style-name="P22"><text:tab/><text:span text:style-name="T42">This research will be critical to my thesis work, as I will have to develop this functionality in Geant4 in order to transfer information from my ProtoDUNE measurement to the detector simulation. Additionally, performing the fits to the LArIAT data will provide an understanding of the uncertainties for a measurement and detector similar to my ProtoDUNE measurement.</text:span></text:p>
      <text:p text:style-name="P23"/>
      <text:p text:style-name="P4">R&amp;D Approach, and Expected Scientific and Technical Results</text:p>
      <text:p text:style-name="P24"><text:tab/><text:span text:style-name="T63">This technique of parameterizing and tuning simulations in order to quantify model uncertainties is commonly utilized within the particle physics community in general, and is well practiced within T2K. </text:span><text:span text:style-name="T34">The previous work introduced a framework that enabled the experiment to </text:span><text:span text:style-name="T35">easily</text:span><text:span text:style-name="T34"> determine where their SI models failed, and it reduced their associated pion SI uncertainties on the order of 50%.</text:span><text:span text:style-name="T63"> 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bility, and would allow for a reduction of uncertainties by including future data sets such as that from ProtoDUNE.</text:span></text:p>
      <text:p text:style-name="P25"/>
      <text:p text:style-name="P26"><text:tab/><text:span text:style-name="T62">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26"/>
      <text:p text:style-name="P27"><text:tab/><text:span text:style-name="T43">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6"><text:tab/></text:p>
      <text:p text:style-name="P28"><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5"/>
      <text:p text:style-name="P5"/>
      <text:p text:style-name="P5"/>
      <text:p text:style-name="P6"><text:soft-page-break/>References</text:p>
      <text:p text:style-name="P29"><text:span text:style-name="T48">[1] </text:span>A Ankowski, et. al. Missing energy and the measurement of the CP-violating phase in neutrino oscillations. <text:span text:style-name="T45">Physical Review D</text:span>, 92:091301, 2015.</text:p>
      <text:p text:style-name="P31"><text:span text:style-name="T31">[2] S. Agostinelli, et. al. </text:span>Geant4—a simulation toolki<text:span text:style-name="T77">t. </text:span><text:span text:style-name="T45">Nuclear Instruments and Methods in Physics Research Section A, </text:span><text:span text:style-name="T46">Volume 506, Issue 3, Pages 250-303</text:span><text:span text:style-name="T74">, 2003.</text:span></text:p>
      <text:p text:style-name="P31"><text:span text:style-name="T32">[</text:span><text:span text:style-name="T31">3</text:span><text:span text:style-name="T32">] <text:s/>The DUET Collaboration. Measurement of absorption and charge exchange of π + on carbon. </text:span><text:span text:style-name="T45">Phys</text:span><text:span text:style-name="T47">ical </text:span><text:span text:style-name="T45">Rev</text:span><text:span text:style-name="T47">iew </text:span><text:span text:style-name="T45">C</text:span>, 92:035205, <text:span text:style-name="T78">2015.</text:span></text:p>
      <text:p text:style-name="P3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1292296"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ion Scattering Data-Model Comparisons in Geant4. </text:p>
      </style:header>
      <style:footer>
        <text:p text:style-name="MP2">Jacob Calcutt<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10T10:38:09.370992510</dc:date>
    <meta:editing-duration>PT14H13M48S</meta:editing-duration>
    <meta:editing-cycles>205</meta:editing-cycles>
    <meta:generator>LibreOffice/5.1.6.2$Linux_X86_64 LibreOffice_project/10m0$Build-2</meta:generator>
    <meta:document-statistic meta:table-count="0" meta:image-count="0" meta:object-count="0" meta:page-count="5" meta:paragraph-count="33" meta:word-count="1659" meta:character-count="10560" meta:non-whitespace-character-count="8903"/>
  </office:meta>
</office:document-meta>
</file>